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55cm" fo:min-width="5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95cm" fo:min-width="8.1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35cm" fo:min-width="5.3cm"/>
    </style:style>
    <style:style style:name="gr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55cm" fo:min-width="8.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.2cm" fo:text-align="center"/>
    </style:style>
    <style:style style:name="P3" style:family="paragraph">
      <loext:graphic-properties draw:fill="solid" draw:fill-color="#eeeeee"/>
      <style:paragraph-properties fo:margin-top="0cm" fo:margin-bottom="0.2cm"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355cm" svg:height="0.962cm" svg:x="1.645cm" svg:y="1.038cm">
          <draw:text-box>
            <text:p>A jornada até um certificado</text:p>
          </draw:text-box>
        </draw:frame>
        <draw:custom-shape draw:style-name="gr2" draw:text-style-name="P3" xml:id="id1" draw:id="id1" draw:layer="layout" svg:width="5.8cm" svg:height="2.8cm" svg:x="1cm" svg:y="7.4cm">
          <text:p text:style-name="P2">Cadastro de</text:p>
          <text:p text:style-name="P2">coordenado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cm" svg:height="2.8cm" svg:x="8.6cm" svg:y="7.4cm">
          <text:p text:style-name="P2">Cadastro de</text:p>
          <text:p text:style-name="P2">evento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8cm" svg:height="2.8cm" svg:x="15.4cm" svg:y="7.4cm">
          <text:p text:style-name="P2">Cadastro de</text:p>
          <text:p text:style-name="P2">Atividade</text:p>
          <text:p text:style-name="P2">(palestra, etc) C/H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8cm" svg:y1="8.8cm" svg:x2="8.6cm" svg:y2="8.8cm" draw:start-shape="id1" draw:start-glue-point="1" draw:end-shape="id2" draw:end-glue-point="3" svg:d="M6800 8800h1800" svg:viewBox="0 0 1801 1">
          <text:p/>
        </draw:connector>
        <draw:custom-shape draw:style-name="gr4" draw:text-style-name="P3" xml:id="id3" draw:id="id3" draw:layer="layout" svg:width="8.6cm" svg:height="3.2cm" svg:x="7.2cm" svg:y="3.1cm">
          <text:p text:style-name="P2">Tela de inscrição</text:p>
          <text:p text:style-name="P2">(cadastro de Login também)</text:p>
          <text:p text:style-name="P2">(pode ter limite ou não)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5.8cm" svg:height="2.6cm" svg:x="21.9cm" svg:y="7.5cm">
          <text:p text:style-name="P2">Tela de chamada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5cm" svg:y1="7.4cm" svg:x2="11.5cm" svg:y2="6.3cm" draw:start-shape="id2" draw:start-glue-point="0" draw:end-shape="id3" draw:end-glue-point="2" svg:d="M11500 7400v-1100" svg:viewBox="0 0 1 1101">
          <text:p/>
        </draw:connector>
        <draw:connector draw:style-name="gr3" draw:text-style-name="P4" draw:layer="layout" svg:x1="14.4cm" svg:y1="8.8cm" svg:x2="15.4cm" svg:y2="8.8cm" draw:start-shape="id2" draw:start-glue-point="1" draw:end-shape="id4" draw:end-glue-point="3" svg:d="M14400 8800h1000" svg:viewBox="0 0 1001 1">
          <text:p/>
        </draw:connector>
        <draw:connector draw:style-name="gr3" draw:text-style-name="P4" draw:layer="layout" svg:x1="21.2cm" svg:y1="8.8cm" svg:x2="21.9cm" svg:y2="8.8cm" draw:start-shape="id4" draw:start-glue-point="1" draw:end-shape="id5" draw:end-glue-point="3" svg:d="M21200 8800h700" svg:viewBox="0 0 701 1">
          <text:p/>
        </draw:connector>
        <draw:custom-shape draw:style-name="gr6" draw:text-style-name="P3" xml:id="id6" draw:id="id6" draw:layer="layout" svg:width="9.2cm" svg:height="2.8cm" svg:x="6.9cm" svg:y="11.8cm">
          <text:p text:style-name="P2">Envia e-mail avisando</text:p>
          <text:p text:style-name="P2">que o certificado está pronto.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5cm" svg:y1="10.2cm" svg:x2="11.5cm" svg:y2="11.8cm" draw:start-shape="id2" draw:start-glue-point="2" draw:end-shape="id6" draw:end-glue-point="0" svg:d="M11500 10200v1600" svg:viewBox="0 0 1 1601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6:54:02.396192752</meta:creation-date>
    <dc:date>2017-09-18T17:27:50.558434400</dc:date>
    <meta:editing-duration>PT11M45S</meta:editing-duration>
    <meta:editing-cycles>4</meta:editing-cycles>
    <meta:generator>LibreOffice/5.1.6.2$Linux_X86_64 LibreOffice_project/10m0$Build-2</meta:generator>
    <meta:document-statistic meta:object-count="35"/>
  </office:meta>
</office:document-meta>
</file>